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1" style:family="text">
      <style:text-properties fo:font-variant="normal" fo:text-transform="none" fo:color="#525252" style:font-name="Arial1" fo:font-size="11.3500003814697pt" fo:letter-spacing="normal" fo:font-style="normal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ARCELLONA</text:p>
      <text:p text:style-name="Standard"/>
      <text:p text:style-name="Standard"/>
      <text:p text:style-name="Standard">FOR EXPERT</text:p>
      <text:p text:style-name="Standard"/>
      <text:p text:style-name="Standard"/>
      <text:p text:style-name="Standard"/>
      <text:p text:style-name="Standard">BALLON PICCOLO:</text:p>
      <text:p text:style-name="Standard"/>
      <text:p text:style-name="Standard">1) <text:span text:style-name="T1">LOUIS JADOT PULIGNY-MONTRACHET LES COMBETTES 2008</text:span></text:p>
      <text:p text:style-name="Text_20_body"><text:line-break/><text:a xlink:type="simple" xlink:href="http://www.vilaviniteca.es/shop/es/louis-jadot-puligny-montrachet-les-combettes-2008.html">http://www.vilaviniteca.es/shop/es/louis-jadot-puligny-montrachet-les-combettes-2008.html</text:a></text:p>
      <text:p text:style-name="Text_20_body"/>
      <text:p text:style-name="Standard">2) <text:span text:style-name="T1">DIDIER DAGUENEAU SANCERRE LE MONT DAMNÉ 2010</text:span></text:p>
      <text:p text:style-name="Text_20_body"><text:line-break/><text:a xlink:type="simple" xlink:href="http://www.vilaviniteca.es/shop/es/didier-dagueneau-sancerre-le-mont-damne-2010.html">http://www.vilaviniteca.es/shop/es/didier-dagueneau-sancerre-le-mont-damne-2010.html</text:a></text:p>
      <text:p text:style-name="Text_20_body"/>
      <text:p text:style-name="Standard">3) <text:span text:style-name="T1">CHANSON PÈRE &amp; FILS CORTON VERGENNES BLANC GRAND CRU 2003</text:span></text:p>
      <text:p text:style-name="Text_20_body"><text:line-break/><text:a xlink:type="simple" xlink:href="http://www.vilaviniteca.es/shop/es/chanson-pere-fils-corton-vergennes-blanc-grand-cru-2003.html">http://www.vilaviniteca.es/shop/es/chanson-pere-fils-corton-vergennes-blanc-grand-cru-2003.html</text:a></text:p>
      <text:p text:style-name="Text_20_body"/>
      <text:p text:style-name="Standard">4) <text:span text:style-name="T1">VINCENT DAUVISSAT CHABLIS GRAND CRU "LES CLOS" 2011</text:span></text:p>
      <text:p text:style-name="Text_20_body"><text:line-break/><text:a xlink:type="simple" xlink:href="http://www.vilaviniteca.es/shop/es/vincent-dauvissat-chablis-grand-cru-les-clos-2011.html">http://www.vilaviniteca.es/shop/es/vincent-dauvissat-chablis-grand-cru-les-clos-2011.html</text:a></text:p>
      <text:p text:style-name="Standard"/>
      <text:p text:style-name="Standard">5) <text:s/><text:span text:style-name="T1">PENFOLDS YATTARNA CHARDONNAY 2007</text:span></text:p>
      <text:p text:style-name="Text_20_body"><text:line-break/><text:a xlink:type="simple" xlink:href="http://www.vilaviniteca.es/shop/es/penfolds-yattarna-chardonnay-2007.html">http://www.vilaviniteca.es/shop/es/penfolds-yattarna-chardonnay-2007.html</text:a></text:p>
      <text:p text:style-name="Text_20_body"/>
      <text:p text:style-name="Standard"/>
      <text:p text:style-name="Standard">BORGOGNA:</text:p>
      <text:p text:style-name="Standard"/>
      <text:p text:style-name="Standard">1) <text:span text:style-name="T1">VEGA SICILIA VALBUENA 5º AÑO 2008</text:span></text:p>
      <text:p text:style-name="Text_20_body"><text:line-break/><text:a xlink:type="simple" xlink:href="http://www.vilaviniteca.es/shop/es/vega-sicilia-valbuena-5-ano-2008.html">http://www.vilaviniteca.es/shop/es/vega-sicilia-valbuena-5-ano-2008.html</text:a></text:p>
      <text:p text:style-name="Text_20_body"/>
      <text:p text:style-name="Standard">2) <text:span text:style-name="T1">ANTINORI GUADO AL TASSO 2006</text:span></text:p>
      <text:p text:style-name="Text_20_body"><text:line-break/><text:a xlink:type="simple" xlink:href="http://www.vilaviniteca.es/shop/es/antinori-guado-al-tasso-2006.html">http://www.vilaviniteca.es/shop/es/antinori-guado-al-tasso-2006.html</text:a></text:p>
      <text:p text:style-name="Text_20_body"/>
      <text:p text:style-name="Standard">3) <text:span text:style-name="T1">LUCIANO SANDRONE BAROLO CANNUBI BOSCHIS 2007</text:span></text:p>
      <text:p text:style-name="Text_20_body"><text:line-break/><text:a xlink:type="simple" xlink:href="http://www.vilaviniteca.es/shop/es/luciano-sandrone-barolo-cannubi-boschis-2007.html">http://www.vilaviniteca.es/shop/es/luciano-sandrone-barolo-cannubi-boschis-2007.html</text:a></text:p>
      <text:p text:style-name="Text_20_body"/>
      <text:p text:style-name="Text_20_body"/>
      <text:p text:style-name="Standard"><text:soft-page-break/></text:p>
      <text:p text:style-name="Standard">4) <text:span text:style-name="T1">CHÂTEAU TROTANOY 2007</text:span></text:p>
      <text:p text:style-name="Text_20_body"><text:line-break/><text:a xlink:type="simple" xlink:href="http://www.vilaviniteca.es/shop/es/chateau-trotanoy-2007.html">http://www.vilaviniteca.es/shop/es/chateau-trotanoy-2007.html</text:a></text:p>
      <text:p text:style-name="Text_20_body"/>
      <text:p text:style-name="Standard">5) <text:span text:style-name="T1">DIAMOND CREEK GRAVELLY MEADOW 2008</text:span></text:p>
      <text:p text:style-name="Text_20_body"><text:line-break/><text:a xlink:type="simple" xlink:href="http://www.vilaviniteca.es/shop/es/diamond-creek-gravelly-meadow-2008.html">http://www.vilaviniteca.es/shop/es/diamond-creek-gravelly-meadow-2008.html</text:a></text:p>
      <text:p text:style-name="Text_20_body"/>
      <text:p text:style-name="Text_20_body"/>
      <text:p text:style-name="Standard">GRAN BALLON:</text:p>
      <text:p text:style-name="Standard"/>
      <text:p text:style-name="Standard">1) <text:span text:style-name="T1">ROBERTO VOERZIO BAROLO CEREQUIO 2001</text:span></text:p>
      <text:p text:style-name="Text_20_body"><text:line-break/><text:a xlink:type="simple" xlink:href="http://www.vilaviniteca.es/shop/es/roberto-voerzio-barolo-cerequio-2001.html">http://www.vilaviniteca.es/shop/es/roberto-voerzio-barolo-cerequio-2001.html</text:a></text:p>
      <text:p text:style-name="Text_20_body"/>
      <text:p text:style-name="Standard">2) <text:span text:style-name="T1">CHÂTEAU BRANE-CANTENAC 2003</text:span></text:p>
      <text:p text:style-name="Text_20_body"><text:line-break/><text:a xlink:type="simple" xlink:href="http://www.vilaviniteca.es/shop/es/chateau-brane-cantenac-2003.html">http://www.vilaviniteca.es/shop/es/chateau-brane-cantenac-2003.html</text:a></text:p>
      <text:p text:style-name="Text_20_body"/>
      <text:p text:style-name="Standard">3) <text:span text:style-name="T1">GUIGAL CÔTE-RÔTIE CHÂTEAU D'AMPUIS 2001</text:span></text:p>
      <text:p text:style-name="Text_20_body"><text:line-break/><text:a xlink:type="simple" xlink:href="http://www.vilaviniteca.es/shop/es/guigal-cote-rotie-chateau-d-ampuis-2001.html">http://www.vilaviniteca.es/shop/es/guigal-cote-rotie-chateau-d-ampuis-2001.html</text:a></text:p>
      <text:p text:style-name="Text_20_body"/>
      <text:p text:style-name="Standard">4) <text:span text:style-name="T1">JABOULET HERMITAGE LA CHAPELLE 1997</text:span></text:p>
      <text:p text:style-name="Text_20_body"><text:line-break/><text:a xlink:type="simple" xlink:href="http://www.vilaviniteca.es/shop/es/jaboulet-hermitage-la-chapelle-1997.html">http://www.vilaviniteca.es/shop/es/jaboulet-hermitage-la-chapelle-1997.html</text:a></text:p>
      <text:p text:style-name="Text_20_body"/>
      <text:p text:style-name="Standard">5) <text:span text:style-name="T1">CHÂTEAU LÉOVILLE POYFERRÉ 2003</text:span></text:p>
      <text:p text:style-name="Text_20_body"><text:line-break/><text:a xlink:type="simple" xlink:href="http://www.vilaviniteca.es/shop/es/chateau-leoville-poyferre-2003.html">http://www.vilaviniteca.es/shop/es/chateau-leoville-poyferre-2003.html</text:a></text:p>
      <text:p text:style-name="Text_20_body"/>
      <text:p text:style-name="Standard"/>
      <text:p text:style-name="Standard">FLUTE:</text:p>
      <text:p text:style-name="Standard"/>
      <text:p text:style-name="Standard">1) <text:span text:style-name="T1">MOËT &amp; CHANDON DOM PÉRIGNON 2004</text:span></text:p>
      <text:p text:style-name="Text_20_body"><text:line-break/><text:a xlink:type="simple" xlink:href="http://www.vilaviniteca.es/shop/es/moet-chandon-dom-perignon-2004.html">http://www.vilaviniteca.es/shop/es/moet-chandon-dom-perignon-2004.html</text:a></text:p>
      <text:p text:style-name="Text_20_body"/>
      <text:p text:style-name="Standard">2) <text:span text:style-name="T1">BOLLINGER LA GRANDE ANNÉE ROSÉ BRUT 2004</text:span></text:p>
      <text:p text:style-name="Text_20_body"><text:line-break/><text:a xlink:type="simple" xlink:href="http://www.vilaviniteca.es/shop/es/bollinger-la-grande-annee-rose-brut-2004.html">http://www.vilaviniteca.es/shop/es/bollinger-la-grande-annee-rose-brut-2004.html</text:a></text:p>
      <text:p text:style-name="Text_20_body"/>
      <text:p text:style-name="Standard"/>
      <text:p text:style-name="Standard"><text:soft-page-break/>3) <text:span text:style-name="T1">TAITTINGER COMTES DE CHAMPAGNE BLANC DE BLANCS 1998</text:span></text:p>
      <text:p text:style-name="Text_20_body"><text:line-break/><text:a xlink:type="simple" xlink:href="http://www.vilaviniteca.es/shop/es/taittinger-comtes-de-champagne-blanc-de-blancs-1998.html">http://www.vilaviniteca.es/shop/es/taittinger-comtes-de-champagne-blanc-de-blancs-1998.html</text:a></text:p>
      <text:p text:style-name="Text_20_body"/>
      <text:p text:style-name="Standard">4) <text:span text:style-name="T1">EGLY-OURIET GRAND CRU ROSÉ (MAGNUM)</text:span></text:p>
      <text:p text:style-name="Text_20_body"><text:line-break/><text:a xlink:type="simple" xlink:href="http://www.vilaviniteca.es/shop/es/egly-ouriet-grand-cru-rose-magnum.html">http://www.vilaviniteca.es/shop/es/egly-ouriet-grand-cru-rose-magnum.html</text:a></text:p>
      <text:p text:style-name="Text_20_body"/>
      <text:p text:style-name="Standard">5) <text:span text:style-name="T1">DEUTZ AMOUR DE DEUTZ BRUT 2005</text:span></text:p>
      <text:p text:style-name="Text_20_body"><text:line-break/><text:a xlink:type="simple" xlink:href="http://www.vilaviniteca.es/shop/es/deutz-amour-de-deutz-brut-2005.html">http://www.vilaviniteca.es/shop/es/deutz-amour-de-deutz-brut-2005.html</text:a></text:p>
      <text:p text:style-name="Text_20_body"/>
      <text:p text:style-name="Standard"/>
      <text:p text:style-name="Standard">TULIPANO:</text:p>
      <text:p text:style-name="Standard"/>
      <text:p text:style-name="Standard">1) <text:span text:style-name="T1">DOMAINE HUET CUVÉE CONSTANCE 2003 (0,50 L)</text:span></text:p>
      <text:p text:style-name="Text_20_body"><text:line-break/><text:a xlink:type="simple" xlink:href="http://www.vilaviniteca.es/shop/es/domaine-huet-cuvee-constance-2003-0-50-l.html">http://www.vilaviniteca.es/shop/es/domaine-huet-cuvee-constance-2003-0-50-l.html</text:a></text:p>
      <text:p text:style-name="Text_20_body"/>
      <text:p text:style-name="Text_20_body">2) <text:span text:style-name="T1">HIDALGO PALO CORTADO VIEJO</text:span></text:p>
      <text:p text:style-name="Text_20_body"><text:line-break/><text:a xlink:type="simple" xlink:href="http://www.vilaviniteca.es/shop/es/hidalgo-palo-cortado-viejo.html">http://www.vilaviniteca.es/shop/es/hidalgo-palo-cortado-viejo.html</text:a></text:p>
      <text:p text:style-name="Text_20_body"/>
      <text:p text:style-name="Standard">3) <text:span text:style-name="T1">TRADICIÓN OLOROSO DE AÑADA 1975</text:span></text:p>
      <text:p text:style-name="Text_20_body"><text:line-break/><text:a xlink:type="simple" xlink:href="http://www.vilaviniteca.es/shop/es/tradicion-oloroso-de-a-ada-1975.html">http://www.vilaviniteca.es/shop/es/tradicion-oloroso-de-a-ada-1975.html</text:a></text:p>
      <text:p text:style-name="Text_20_body"/>
      <text:p text:style-name="Standard">4) <text:span text:style-name="T1">ZIND-HUMBRECHT GEWÜRZTRAMINER HENGST S.G.N. 2007 (3/8)</text:span></text:p>
      <text:p text:style-name="Text_20_body"><text:line-break/><text:a xlink:type="simple" xlink:href="http://www.vilaviniteca.es/shop/es/zind-humbrecht-gewurztraminer-hengst-s-g-n-2007-3-8.html">http://www.vilaviniteca.es/shop/es/zind-humbrecht-gewurztraminer-hengst-s-g-n-2007-3-8.html</text:a></text:p>
      <text:p text:style-name="Text_20_body"/>
      <text:p text:style-name="Standard">5) <text:span text:style-name="T1">NOVAL 40 YEARS OLD</text:span></text:p>
      <text:p text:style-name="Text_20_body"><text:line-break/><text:a xlink:type="simple" xlink:href="http://www.vilaviniteca.es/shop/es/noval-40-years-old.html">http://www.vilaviniteca.es/shop/es/noval-40-years-old.html</text:a></text:p>
      <text:p text:style-name="Text_20_body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Arial Unicode MS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9T07:54:55</meta:creation-date>
    <dc:date>2013-10-09T08:34:41</dc:date>
    <meta:editing-duration>PT39M30S</meta:editing-duration>
    <meta:editing-cycles>7</meta:editing-cycles>
    <meta:generator>OpenOffice.org/3.4$Unix OpenOffice.org_project/340m1$Build-9590</meta:generator>
    <meta:document-statistic meta:table-count="0" meta:image-count="0" meta:object-count="0" meta:page-count="3" meta:paragraph-count="57" meta:word-count="200" meta:character-count="2998"/>
  </office:meta>
</office:document-meta>
</file>